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2mm"/>
    </style:style>
    <style:style style:name="co10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 style:data-style-name="N0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000000" fo:border="0.06pt solid #000000"/>
      <style:text-properties fo:color="#ffffff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/>
      <table:table table:name="j48.predic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nst#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valor real</text:p>
          </table:table-cell>
          <table:table-cell table:style-name="ce1" office:value-type="string" calcext:value-type="string">
            <text:p>Diferentes? 1 = SI, 0 = NO</text:p>
          </table:table-cell>
          <table:table-cell table:style-name="ce2" office:value-type="string" calcext:value-type="string">
            <text:p>error prediction</text:p>
          </table:table-cell>
          <table:table-cell table:number-columns-repeated="2"/>
          <table:table-cell table:style-name="ce4" office:value-type="string" calcext:value-type="string">
            <text:p>Errores</text:p>
          </table:table-cell>
          <table:table-cell table:style-name="ce4" office:value-type="string" calcext:value-type="string">
            <text:p>Porcentaje de error</text:p>
          </table:table-cell>
          <table:table-cell table:style-name="ce1" office:value-type="string" calcext:value-type="string">
            <text:p>Promedio de error en la decis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nacc</text:p>
          </table:table-cell>
          <table:table-cell table:formula="of:=IF([.B2]=[.C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formula="of:=SUM([.D2:.D174])" office:value-type="float" office:value="11" calcext:value-type="float">
            <text:p>11</text:p>
          </table:table-cell>
          <table:table-cell table:style-name="ce6" table:formula="of:=[.H2]/COUNT([.A2:.A174])" office:value-type="percentage" office:value="0.0635838150289017" calcext:value-type="percentage">
            <text:p>6,36%</text:p>
          </table:table-cell>
          <table:table-cell table:style-name="ce3" table:formula="of:=SUM([.E2:.E174])/COUNT([.E2:.E174])" office:value-type="float" office:value="0.956190751445087" calcext:value-type="float">
            <text:p>0,9561907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nacc</text:p>
          </table:table-cell>
          <table:table-cell table:formula="of:=IF([.B3]=[.C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acc</text:p>
          </table:table-cell>
          <table:table-cell table:formula="of:=IF([.B4]=[.C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nacc</text:p>
          </table:table-cell>
          <table:table-cell table:formula="of:=IF([.B5]=[.C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unacc</text:p>
          </table:table-cell>
          <table:table-cell table:formula="of:=IF([.B6]=[.C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nacc</text:p>
          </table:table-cell>
          <table:table-cell table:formula="of:=IF([.B7]=[.C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unacc</text:p>
          </table:table-cell>
          <table:table-cell table:formula="of:=IF([.B8]=[.C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nacc</text:p>
          </table:table-cell>
          <table:table-cell table:formula="of:=IF([.B9]=[.C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nacc</text:p>
          </table:table-cell>
          <table:table-cell table:formula="of:=IF([.B10]=[.C10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nacc</text:p>
          </table:table-cell>
          <table:table-cell table:formula="of:=IF([.B11]=[.C1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unacc</text:p>
          </table:table-cell>
          <table:table-cell table:formula="of:=IF([.B12]=[.C1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nacc</text:p>
          </table:table-cell>
          <table:table-cell table:formula="of:=IF([.B13]=[.C13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unacc</text:p>
          </table:table-cell>
          <table:table-cell table:formula="of:=IF([.B14]=[.C1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unacc</text:p>
          </table:table-cell>
          <table:table-cell table:formula="of:=IF([.B15]=[.C1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unacc</text:p>
          </table:table-cell>
          <table:table-cell table:formula="of:=IF([.B16]=[.C1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unacc</text:p>
          </table:table-cell>
          <table:table-cell table:formula="of:=IF([.B17]=[.C1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unacc</text:p>
          </table:table-cell>
          <table:table-cell table:formula="of:=IF([.B18]=[.C1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unacc</text:p>
          </table:table-cell>
          <table:table-cell table:formula="of:=IF([.B19]=[.C1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unacc</text:p>
          </table:table-cell>
          <table:table-cell table:formula="of:=IF([.B20]=[.C2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unacc</text:p>
          </table:table-cell>
          <table:table-cell table:formula="of:=IF([.B21]=[.C2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unacc</text:p>
          </table:table-cell>
          <table:table-cell table:formula="of:=IF([.B22]=[.C2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unacc</text:p>
          </table:table-cell>
          <table:table-cell table:formula="of:=IF([.B23]=[.C2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unacc</text:p>
          </table:table-cell>
          <table:table-cell table:formula="of:=IF([.B24]=[.C2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unacc</text:p>
          </table:table-cell>
          <table:table-cell table:formula="of:=IF([.B25]=[.C25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unacc</text:p>
          </table:table-cell>
          <table:table-cell table:formula="of:=IF([.B26]=[.C2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unacc</text:p>
          </table:table-cell>
          <table:table-cell table:formula="of:=IF([.B27]=[.C2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unacc</text:p>
          </table:table-cell>
          <table:table-cell table:formula="of:=IF([.B28]=[.C2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unacc</text:p>
          </table:table-cell>
          <table:table-cell table:formula="of:=IF([.B29]=[.C2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unacc</text:p>
          </table:table-cell>
          <table:table-cell table:formula="of:=IF([.B30]=[.C3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unacc</text:p>
          </table:table-cell>
          <table:table-cell table:formula="of:=IF([.B31]=[.C3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unacc</text:p>
          </table:table-cell>
          <table:table-cell table:formula="of:=IF([.B32]=[.C3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unacc</text:p>
          </table:table-cell>
          <table:table-cell table:formula="of:=IF([.B33]=[.C3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unacc</text:p>
          </table:table-cell>
          <table:table-cell table:formula="of:=IF([.B34]=[.C3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unacc</text:p>
          </table:table-cell>
          <table:table-cell table:formula="of:=IF([.B35]=[.C3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unacc</text:p>
          </table:table-cell>
          <table:table-cell table:formula="of:=IF([.B36]=[.C3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unacc</text:p>
          </table:table-cell>
          <table:table-cell table:formula="of:=IF([.B37]=[.C37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unacc</text:p>
          </table:table-cell>
          <table:table-cell table:formula="of:=IF([.B38]=[.C3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unacc</text:p>
          </table:table-cell>
          <table:table-cell table:formula="of:=IF([.B39]=[.C3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unacc</text:p>
          </table:table-cell>
          <table:table-cell table:formula="of:=IF([.B40]=[.C40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unacc</text:p>
          </table:table-cell>
          <table:table-cell table:formula="of:=IF([.B41]=[.C4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unacc</text:p>
          </table:table-cell>
          <table:table-cell table:formula="of:=IF([.B42]=[.C4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unacc</text:p>
          </table:table-cell>
          <table:table-cell table:formula="of:=IF([.B43]=[.C4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unacc</text:p>
          </table:table-cell>
          <table:table-cell table:formula="of:=IF([.B44]=[.C4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unacc</text:p>
          </table:table-cell>
          <table:table-cell table:formula="of:=IF([.B45]=[.C4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unacc</text:p>
          </table:table-cell>
          <table:table-cell table:formula="of:=IF([.B46]=[.C4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unacc</text:p>
          </table:table-cell>
          <table:table-cell table:formula="of:=IF([.B47]=[.C4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acc</text:p>
          </table:table-cell>
          <table:table-cell table:formula="of:=IF([.B48]=[.C4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unacc</text:p>
          </table:table-cell>
          <table:table-cell table:formula="of:=IF([.B49]=[.C4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unacc</text:p>
          </table:table-cell>
          <table:table-cell table:formula="of:=IF([.B50]=[.C5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unacc</text:p>
          </table:table-cell>
          <table:table-cell table:formula="of:=IF([.B51]=[.C5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unacc</text:p>
          </table:table-cell>
          <table:table-cell table:formula="of:=IF([.B52]=[.C52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unacc</text:p>
          </table:table-cell>
          <table:table-cell table:formula="of:=IF([.B53]=[.C5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unacc</text:p>
          </table:table-cell>
          <table:table-cell table:formula="of:=IF([.B54]=[.C5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unacc</text:p>
          </table:table-cell>
          <table:table-cell table:formula="of:=IF([.B55]=[.C5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unacc</text:p>
          </table:table-cell>
          <table:table-cell table:formula="of:=IF([.B56]=[.C5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unacc</text:p>
          </table:table-cell>
          <table:table-cell table:formula="of:=IF([.B57]=[.C5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unacc</text:p>
          </table:table-cell>
          <table:table-cell table:formula="of:=IF([.B58]=[.C5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unacc</text:p>
          </table:table-cell>
          <table:table-cell table:formula="of:=IF([.B59]=[.C5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unacc</text:p>
          </table:table-cell>
          <table:table-cell table:formula="of:=IF([.B60]=[.C6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unacc</text:p>
          </table:table-cell>
          <table:table-cell table:formula="of:=IF([.B61]=[.C6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unacc</text:p>
          </table:table-cell>
          <table:table-cell table:formula="of:=IF([.B62]=[.C6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unacc</text:p>
          </table:table-cell>
          <table:table-cell table:formula="of:=IF([.B63]=[.C6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unacc</text:p>
          </table:table-cell>
          <table:table-cell table:formula="of:=IF([.B64]=[.C64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unacc</text:p>
          </table:table-cell>
          <table:table-cell table:formula="of:=IF([.B65]=[.C6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unacc</text:p>
          </table:table-cell>
          <table:table-cell table:formula="of:=IF([.B66]=[.C6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B67]=[.C67];0;1)" office:value-type="float" office:value="1" calcext:value-type="float">
            <text:p>1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unacc</text:p>
          </table:table-cell>
          <table:table-cell table:formula="of:=IF([.B68]=[.C6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unacc</text:p>
          </table:table-cell>
          <table:table-cell table:formula="of:=IF([.B69]=[.C6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unacc</text:p>
          </table:table-cell>
          <table:table-cell table:formula="of:=IF([.B70]=[.C70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unacc</text:p>
          </table:table-cell>
          <table:table-cell table:formula="of:=IF([.B71]=[.C7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unacc</text:p>
          </table:table-cell>
          <table:table-cell table:formula="of:=IF([.B72]=[.C7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unacc</text:p>
          </table:table-cell>
          <table:table-cell table:formula="of:=IF([.B73]=[.C7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unacc</text:p>
          </table:table-cell>
          <table:table-cell table:formula="of:=IF([.B74]=[.C7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unacc</text:p>
          </table:table-cell>
          <table:table-cell table:formula="of:=IF([.B75]=[.C7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unacc</text:p>
          </table:table-cell>
          <table:table-cell table:formula="of:=IF([.B76]=[.C7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unacc</text:p>
          </table:table-cell>
          <table:table-cell table:formula="of:=IF([.B77]=[.C7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unacc</text:p>
          </table:table-cell>
          <table:table-cell table:formula="of:=IF([.B78]=[.C7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unacc</text:p>
          </table:table-cell>
          <table:table-cell table:formula="of:=IF([.B79]=[.C79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unacc</text:p>
          </table:table-cell>
          <table:table-cell table:formula="of:=IF([.B80]=[.C8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unacc</text:p>
          </table:table-cell>
          <table:table-cell table:formula="of:=IF([.B81]=[.C8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B82]=[.C82];0;1)" office:value-type="float" office:value="1" calcext:value-type="float">
            <text:p>1</text:p>
          </table:table-cell>
          <table:table-cell office:value-type="float" office:value="0.857" calcext:value-type="float">
            <text:p>0,85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unacc</text:p>
          </table:table-cell>
          <table:table-cell table:formula="of:=IF([.B83]=[.C8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unacc</text:p>
          </table:table-cell>
          <table:table-cell table:formula="of:=IF([.B84]=[.C8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unacc</text:p>
          </table:table-cell>
          <table:table-cell table:formula="of:=IF([.B85]=[.C85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unacc</text:p>
          </table:table-cell>
          <table:table-cell table:formula="of:=IF([.B86]=[.C8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unacc</text:p>
          </table:table-cell>
          <table:table-cell table:formula="of:=IF([.B87]=[.C8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unacc</text:p>
          </table:table-cell>
          <table:table-cell table:formula="of:=IF([.B88]=[.C88];0;1)" office:value-type="float" office:value="0" calcext:value-type="float">
            <text:p>0</text:p>
          </table:table-cell>
          <table:table-cell office:value-type="float" office:value="0.857" calcext:value-type="float">
            <text:p>0,85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unacc</text:p>
          </table:table-cell>
          <table:table-cell table:formula="of:=IF([.B89]=[.C8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unacc</text:p>
          </table:table-cell>
          <table:table-cell table:formula="of:=IF([.B90]=[.C9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unacc</text:p>
          </table:table-cell>
          <table:table-cell table:formula="of:=IF([.B91]=[.C91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unacc</text:p>
          </table:table-cell>
          <table:table-cell table:formula="of:=IF([.B92]=[.C9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unacc</text:p>
          </table:table-cell>
          <table:table-cell table:formula="of:=IF([.B93]=[.C9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B94]=[.C94];0;1)" office:value-type="float" office:value="1" calcext:value-type="float">
            <text:p>1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unacc</text:p>
          </table:table-cell>
          <table:table-cell table:formula="of:=IF([.B95]=[.C9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unacc</text:p>
          </table:table-cell>
          <table:table-cell table:formula="of:=IF([.B96]=[.C9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unacc</text:p>
          </table:table-cell>
          <table:table-cell table:formula="of:=IF([.B97]=[.C97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unacc</text:p>
          </table:table-cell>
          <table:table-cell table:formula="of:=IF([.B98]=[.C9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unacc</text:p>
          </table:table-cell>
          <table:table-cell table:formula="of:=IF([.B99]=[.C9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unacc</text:p>
          </table:table-cell>
          <table:table-cell table:formula="of:=IF([.B100]=[.C10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unacc</text:p>
          </table:table-cell>
          <table:table-cell table:formula="of:=IF([.B101]=[.C10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unacc</text:p>
          </table:table-cell>
          <table:table-cell table:formula="of:=IF([.B102]=[.C10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unacc</text:p>
          </table:table-cell>
          <table:table-cell table:formula="of:=IF([.B103]=[.C10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unacc</text:p>
          </table:table-cell>
          <table:table-cell table:formula="of:=IF([.B104]=[.C10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unacc</text:p>
          </table:table-cell>
          <table:table-cell table:formula="of:=IF([.B105]=[.C10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unacc</text:p>
          </table:table-cell>
          <table:table-cell table:formula="of:=IF([.B106]=[.C106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unacc</text:p>
          </table:table-cell>
          <table:table-cell table:formula="of:=IF([.B107]=[.C10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unacc</text:p>
          </table:table-cell>
          <table:table-cell table:formula="of:=IF([.B108]=[.C10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B109]=[.C109];0;1)" office:value-type="float" office:value="1" calcext:value-type="float">
            <text:p>1</text:p>
          </table:table-cell>
          <table:table-cell office:value-type="float" office:value="0.857" calcext:value-type="float">
            <text:p>0,85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unacc</text:p>
          </table:table-cell>
          <table:table-cell table:formula="of:=IF([.B110]=[.C11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unacc</text:p>
          </table:table-cell>
          <table:table-cell table:formula="of:=IF([.B111]=[.C11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unacc</text:p>
          </table:table-cell>
          <table:table-cell table:formula="of:=IF([.B112]=[.C112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unacc</text:p>
          </table:table-cell>
          <table:table-cell table:formula="of:=IF([.B113]=[.C11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unacc</text:p>
          </table:table-cell>
          <table:table-cell table:formula="of:=IF([.B114]=[.C11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unacc</text:p>
          </table:table-cell>
          <table:table-cell table:formula="of:=IF([.B115]=[.C11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unacc</text:p>
          </table:table-cell>
          <table:table-cell table:formula="of:=IF([.B116]=[.C11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acc</text:p>
          </table:table-cell>
          <table:table-cell table:formula="of:=IF([.B117]=[.C11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nacc</text:p>
          </table:table-cell>
          <table:table-cell office:value-type="string" calcext:value-type="string">
            <text:p>acc</text:p>
          </table:table-cell>
          <table:table-cell table:formula="of:=IF([.B118]=[.C118];0;1)" office:value-type="float" office:value="1" calcext:value-type="float">
            <text:p>1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unacc</text:p>
          </table:table-cell>
          <table:table-cell table:formula="of:=IF([.B119]=[.C11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B120]=[.C120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B121]=[.C121];0;1)" office:value-type="float" office:value="1" calcext:value-type="float">
            <text:p>1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unacc</text:p>
          </table:table-cell>
          <table:table-cell table:formula="of:=IF([.B122]=[.C12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acc</text:p>
          </table:table-cell>
          <table:table-cell table:formula="of:=IF([.B123]=[.C12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unacc</text:p>
          </table:table-cell>
          <table:table-cell table:formula="of:=IF([.B124]=[.C124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unacc</text:p>
          </table:table-cell>
          <table:table-cell table:formula="of:=IF([.B125]=[.C12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unacc</text:p>
          </table:table-cell>
          <table:table-cell table:formula="of:=IF([.B126]=[.C12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unacc</text:p>
          </table:table-cell>
          <table:table-cell table:formula="of:=IF([.B127]=[.C12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unacc</text:p>
          </table:table-cell>
          <table:table-cell table:formula="of:=IF([.B128]=[.C12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acc</text:p>
          </table:table-cell>
          <table:table-cell table:formula="of:=IF([.B129]=[.C12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unacc</text:p>
          </table:table-cell>
          <table:table-cell table:formula="of:=IF([.B130]=[.C13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unacc</text:p>
          </table:table-cell>
          <table:table-cell table:formula="of:=IF([.B131]=[.C13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acc</text:p>
          </table:table-cell>
          <table:table-cell table:formula="of:=IF([.B132]=[.C13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unacc</text:p>
          </table:table-cell>
          <table:table-cell table:formula="of:=IF([.B133]=[.C133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unacc</text:p>
          </table:table-cell>
          <table:table-cell table:formula="of:=IF([.B134]=[.C13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acc</text:p>
          </table:table-cell>
          <table:table-cell table:formula="of:=IF([.B135]=[.C13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acc</text:p>
          </table:table-cell>
          <table:table-cell table:formula="of:=IF([.B136]=[.C13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unacc</text:p>
          </table:table-cell>
          <table:table-cell table:formula="of:=IF([.B137]=[.C13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unacc</text:p>
          </table:table-cell>
          <table:table-cell table:formula="of:=IF([.B138]=[.C13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unacc</text:p>
          </table:table-cell>
          <table:table-cell table:formula="of:=IF([.B139]=[.C13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unacc</text:p>
          </table:table-cell>
          <table:table-cell table:formula="of:=IF([.B140]=[.C14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unacc</text:p>
          </table:table-cell>
          <table:table-cell table:formula="of:=IF([.B141]=[.C14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unacc</text:p>
          </table:table-cell>
          <table:table-cell table:formula="of:=IF([.B142]=[.C14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unacc</text:p>
          </table:table-cell>
          <table:table-cell table:formula="of:=IF([.B143]=[.C14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acc</text:p>
          </table:table-cell>
          <table:table-cell table:formula="of:=IF([.B144]=[.C14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acc</text:p>
          </table:table-cell>
          <table:table-cell office:value-type="string" calcext:value-type="string">
            <text:p>acc</text:p>
          </table:table-cell>
          <table:table-cell table:formula="of:=IF([.B145]=[.C145];0;1)" office:value-type="float" office:value="1" calcext:value-type="float">
            <text:p>1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unacc</text:p>
          </table:table-cell>
          <table:table-cell table:formula="of:=IF([.B146]=[.C14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acc</text:p>
          </table:table-cell>
          <table:table-cell table:formula="of:=IF([.B147]=[.C14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acc</text:p>
          </table:table-cell>
          <table:table-cell table:formula="of:=IF([.B148]=[.C148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unacc</text:p>
          </table:table-cell>
          <table:table-cell table:formula="of:=IF([.B149]=[.C14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acc</text:p>
          </table:table-cell>
          <table:table-cell table:formula="of:=IF([.B150]=[.C15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unacc</text:p>
          </table:table-cell>
          <table:table-cell table:formula="of:=IF([.B151]=[.C151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unacc</text:p>
          </table:table-cell>
          <table:table-cell table:formula="of:=IF([.B152]=[.C15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unacc</text:p>
          </table:table-cell>
          <table:table-cell table:formula="of:=IF([.B153]=[.C15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unacc</text:p>
          </table:table-cell>
          <table:table-cell table:formula="of:=IF([.B154]=[.C15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unacc</text:p>
          </table:table-cell>
          <table:table-cell table:formula="of:=IF([.B155]=[.C15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acc</text:p>
          </table:table-cell>
          <table:table-cell table:formula="of:=IF([.B156]=[.C15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unacc</text:p>
          </table:table-cell>
          <table:table-cell office:value-type="string" calcext:value-type="string">
            <text:p>acc</text:p>
          </table:table-cell>
          <table:table-cell table:formula="of:=IF([.B157]=[.C157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unacc</text:p>
          </table:table-cell>
          <table:table-cell table:formula="of:=IF([.B158]=[.C15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acc</text:p>
          </table:table-cell>
          <table:table-cell table:formula="of:=IF([.B159]=[.C15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unacc</text:p>
          </table:table-cell>
          <table:table-cell table:formula="of:=IF([.B160]=[.C160];0;1)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unacc</text:p>
          </table:table-cell>
          <table:table-cell table:formula="of:=IF([.B161]=[.C16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acc</text:p>
          </table:table-cell>
          <table:table-cell table:formula="of:=IF([.B162]=[.C16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acc</text:p>
          </table:table-cell>
          <table:table-cell table:formula="of:=IF([.B163]=[.C16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unacc</text:p>
          </table:table-cell>
          <table:table-cell table:formula="of:=IF([.B164]=[.C16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unacc</text:p>
          </table:table-cell>
          <table:table-cell table:formula="of:=IF([.B165]=[.C16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unacc</text:p>
          </table:table-cell>
          <table:table-cell table:formula="of:=IF([.B166]=[.C16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unacc</text:p>
          </table:table-cell>
          <table:table-cell table:formula="of:=IF([.B167]=[.C16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unacc</text:p>
          </table:table-cell>
          <table:table-cell table:formula="of:=IF([.B168]=[.C16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unacc</text:p>
          </table:table-cell>
          <table:table-cell table:formula="of:=IF([.B169]=[.C16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unacc</text:p>
          </table:table-cell>
          <table:table-cell table:formula="of:=IF([.B170]=[.C17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acc</text:p>
          </table:table-cell>
          <table:table-cell table:formula="of:=IF([.B171]=[.C17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acc</text:p>
          </table:table-cell>
          <table:table-cell office:value-type="string" calcext:value-type="string">
            <text:p>acc</text:p>
          </table:table-cell>
          <table:table-cell table:formula="of:=IF([.B172]=[.C172];0;1)" office:value-type="float" office:value="1" calcext:value-type="float">
            <text:p>1</text:p>
          </table:table-cell>
          <table:table-cell office:value-type="float" office:value="0.714" calcext:value-type="float">
            <text:p>0,714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unacc</text:p>
          </table:table-cell>
          <table:table-cell table:formula="of:=IF([.B173]=[.C17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B174]=[.C174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104840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aiveBayes.predicciones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ce7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inst#</text:p>
          </table:table-cell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valor real</text:p>
          </table:table-cell>
          <table:table-cell table:style-name="ce1" office:value-type="string" calcext:value-type="string">
            <text:p>Diferentes? 1 = SI, 0 = NO</text:p>
          </table:table-cell>
          <table:table-cell table:style-name="ce1" office:value-type="string" calcext:value-type="string">
            <text:p>error prediction</text:p>
          </table:table-cell>
          <table:table-cell table:number-columns-repeated="2"/>
          <table:table-cell table:style-name="ce4" office:value-type="string" calcext:value-type="string">
            <text:p>Errores</text:p>
          </table:table-cell>
          <table:table-cell table:style-name="ce4" office:value-type="string" calcext:value-type="string">
            <text:p>Porcentaje de error</text:p>
          </table:table-cell>
          <table:table-cell table:style-name="ce1" office:value-type="string" calcext:value-type="string">
            <text:p>Promedio de error en la decis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nacc</text:p>
          </table:table-cell>
          <table:table-cell table:formula="of:=IF([.C2]=[.B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formula="of:=SUM([.D2:.D174])" office:value-type="float" office:value="23" calcext:value-type="float">
            <text:p>23</text:p>
          </table:table-cell>
          <table:table-cell table:style-name="ce6" table:formula="of:=[.H2]/COUNT([.A2:.A174])" office:value-type="percentage" office:value="0.132947976878613" calcext:value-type="percentage">
            <text:p>13,29%</text:p>
          </table:table-cell>
          <table:table-cell table:style-name="ce3" table:formula="of:=SUM([.E2:.E174])/COUNT([.E2:.E174])" office:value-type="float" office:value="0.812491329479769" calcext:value-type="float">
            <text:p>0,8124913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nacc</text:p>
          </table:table-cell>
          <table:table-cell table:formula="of:=IF([.C3]=[.B3];0;1)"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acc</text:p>
          </table:table-cell>
          <table:table-cell table:formula="of:=IF([.C4]=[.B4];0;1)"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nacc</text:p>
          </table:table-cell>
          <table:table-cell table:formula="of:=IF([.C5]=[.B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unacc</text:p>
          </table:table-cell>
          <table:table-cell table:formula="of:=IF([.C6]=[.B6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nacc</text:p>
          </table:table-cell>
          <table:table-cell table:formula="of:=IF([.C7]=[.B7];0;1)" office:value-type="float" office:value="0" calcext:value-type="float">
            <text:p>0</text:p>
          </table:table-cell>
          <table:table-cell office:value-type="float" office:value="0.741" calcext:value-type="float">
            <text:p>0,74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unacc</text:p>
          </table:table-cell>
          <table:table-cell table:formula="of:=IF([.C8]=[.B8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nacc</text:p>
          </table:table-cell>
          <table:table-cell table:formula="of:=IF([.C9]=[.B9];0;1)" office:value-type="float" office:value="0" calcext:value-type="float">
            <text:p>0</text:p>
          </table:table-cell>
          <table:table-cell office:value-type="float" office:value="0.574" calcext:value-type="float">
            <text:p>0,57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nacc</text:p>
          </table:table-cell>
          <table:table-cell table:formula="of:=IF([.C10]=[.B10];0;1)" office:value-type="float" office:value="0" calcext:value-type="float">
            <text:p>0</text:p>
          </table:table-cell>
          <table:table-cell office:value-type="float" office:value="0.638" calcext:value-type="float">
            <text:p>0,6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nacc</text:p>
          </table:table-cell>
          <table:table-cell table:formula="of:=IF([.C11]=[.B11];0;1)"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unacc</text:p>
          </table:table-cell>
          <table:table-cell table:formula="of:=IF([.C12]=[.B12];0;1)" office:value-type="float" office:value="0" calcext:value-type="float">
            <text:p>0</text:p>
          </table:table-cell>
          <table:table-cell office:value-type="float" office:value="0.679" calcext:value-type="float">
            <text:p>0,67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nacc</text:p>
          </table:table-cell>
          <table:table-cell table:formula="of:=IF([.C13]=[.B13];0;1)" office:value-type="float" office:value="0" calcext:value-type="float">
            <text:p>0</text:p>
          </table:table-cell>
          <table:table-cell office:value-type="float" office:value="0.683" calcext:value-type="float">
            <text:p>0,6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unacc</text:p>
          </table:table-cell>
          <table:table-cell table:formula="of:=IF([.C14]=[.B14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unacc</text:p>
          </table:table-cell>
          <table:table-cell table:formula="of:=IF([.C15]=[.B15];0;1)"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unacc</text:p>
          </table:table-cell>
          <table:table-cell table:formula="of:=IF([.C16]=[.B16];0;1)"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unacc</text:p>
          </table:table-cell>
          <table:table-cell table:formula="of:=IF([.C17]=[.B1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unacc</text:p>
          </table:table-cell>
          <table:table-cell table:formula="of:=IF([.C18]=[.B18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unacc</text:p>
          </table:table-cell>
          <table:table-cell table:formula="of:=IF([.C19]=[.B19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unacc</text:p>
          </table:table-cell>
          <table:table-cell table:formula="of:=IF([.C20]=[.B20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unacc</text:p>
          </table:table-cell>
          <table:table-cell table:formula="of:=IF([.C21]=[.B21];0;1)" office:value-type="float" office:value="0" calcext:value-type="float">
            <text:p>0</text:p>
          </table:table-cell>
          <table:table-cell office:value-type="float" office:value="0.598" calcext:value-type="float">
            <text:p>0,59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unacc</text:p>
          </table:table-cell>
          <table:table-cell table:formula="of:=IF([.C22]=[.B22];0;1)" office:value-type="float" office:value="0" calcext:value-type="float">
            <text:p>0</text:p>
          </table:table-cell>
          <table:table-cell office:value-type="float" office:value="0.603" calcext:value-type="float">
            <text:p>0,60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unacc</text:p>
          </table:table-cell>
          <table:table-cell table:formula="of:=IF([.C23]=[.B23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24]=[.B24];0;1)" office:value-type="float" office:value="1" calcext:value-type="float">
            <text:p>1</text:p>
          </table:table-cell>
          <table:table-cell office:value-type="float" office:value="0.521" calcext:value-type="float">
            <text:p>0,5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unacc</text:p>
          </table:table-cell>
          <table:table-cell table:formula="of:=IF([.C25]=[.B25];0;1)" office:value-type="float" office:value="0" calcext:value-type="float">
            <text:p>0</text:p>
          </table:table-cell>
          <table:table-cell office:value-type="float" office:value="0.704" calcext:value-type="float">
            <text:p>0,70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unacc</text:p>
          </table:table-cell>
          <table:table-cell table:formula="of:=IF([.C26]=[.B26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unacc</text:p>
          </table:table-cell>
          <table:table-cell table:formula="of:=IF([.C27]=[.B27];0;1)" office:value-type="float" office:value="0" calcext:value-type="float">
            <text:p>0</text:p>
          </table:table-cell>
          <table:table-cell office:value-type="float" office:value="0.528" calcext:value-type="float">
            <text:p>0,5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unacc</text:p>
          </table:table-cell>
          <table:table-cell table:formula="of:=IF([.C28]=[.B28];0;1)" office:value-type="float" office:value="0" calcext:value-type="float">
            <text:p>0</text:p>
          </table:table-cell>
          <table:table-cell office:value-type="float" office:value="0.594" calcext:value-type="float">
            <text:p>0,59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unacc</text:p>
          </table:table-cell>
          <table:table-cell table:formula="of:=IF([.C29]=[.B2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unacc</text:p>
          </table:table-cell>
          <table:table-cell table:formula="of:=IF([.C30]=[.B30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unacc</text:p>
          </table:table-cell>
          <table:table-cell table:formula="of:=IF([.C31]=[.B31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unacc</text:p>
          </table:table-cell>
          <table:table-cell table:formula="of:=IF([.C32]=[.B3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unacc</text:p>
          </table:table-cell>
          <table:table-cell table:formula="of:=IF([.C33]=[.B33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unacc</text:p>
          </table:table-cell>
          <table:table-cell table:formula="of:=IF([.C34]=[.B34];0;1)"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unacc</text:p>
          </table:table-cell>
          <table:table-cell table:formula="of:=IF([.C35]=[.B35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36]=[.B36];0;1)" office:value-type="float" office:value="1" calcext:value-type="float">
            <text:p>1</text:p>
          </table:table-cell>
          <table:table-cell office:value-type="float" office:value="0.506" calcext:value-type="float">
            <text:p>0,50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unacc</text:p>
          </table:table-cell>
          <table:table-cell table:formula="of:=IF([.C37]=[.B37];0;1)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unacc</text:p>
          </table:table-cell>
          <table:table-cell table:formula="of:=IF([.C38]=[.B38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unacc</text:p>
          </table:table-cell>
          <table:table-cell table:formula="of:=IF([.C39]=[.B39];0;1)" office:value-type="float" office:value="0" calcext:value-type="float">
            <text:p>0</text:p>
          </table:table-cell>
          <table:table-cell office:value-type="float" office:value="0.604" calcext:value-type="float">
            <text:p>0,6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unacc</text:p>
          </table:table-cell>
          <table:table-cell table:formula="of:=IF([.C40]=[.B40];0;1)" office:value-type="float" office:value="0" calcext:value-type="float">
            <text:p>0</text:p>
          </table:table-cell>
          <table:table-cell office:value-type="float" office:value="0.609" calcext:value-type="float">
            <text:p>0,60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unacc</text:p>
          </table:table-cell>
          <table:table-cell table:formula="of:=IF([.C41]=[.B41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42]=[.B42];0;1)" office:value-type="float" office:value="1" calcext:value-type="float">
            <text:p>1</text:p>
          </table:table-cell>
          <table:table-cell office:value-type="float" office:value="0.514" calcext:value-type="float">
            <text:p>0,51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unacc</text:p>
          </table:table-cell>
          <table:table-cell table:formula="of:=IF([.C43]=[.B43];0;1)"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unacc</text:p>
          </table:table-cell>
          <table:table-cell table:formula="of:=IF([.C44]=[.B4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unacc</text:p>
          </table:table-cell>
          <table:table-cell table:formula="of:=IF([.C45]=[.B45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unacc</text:p>
          </table:table-cell>
          <table:table-cell table:formula="of:=IF([.C46]=[.B46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unacc</text:p>
          </table:table-cell>
          <table:table-cell table:formula="of:=IF([.C47]=[.B47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acc</text:p>
          </table:table-cell>
          <table:table-cell table:formula="of:=IF([.C48]=[.B48];0;1)" office:value-type="float" office:value="0" calcext:value-type="float">
            <text:p>0</text:p>
          </table:table-cell>
          <table:table-cell office:value-type="float" office:value="0.587" calcext:value-type="float">
            <text:p>0,58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unacc</text:p>
          </table:table-cell>
          <table:table-cell table:formula="of:=IF([.C49]=[.B49];0;1)" office:value-type="float" office:value="0" calcext:value-type="float">
            <text:p>0</text:p>
          </table:table-cell>
          <table:table-cell office:value-type="float" office:value="0.592" calcext:value-type="float">
            <text:p>0,59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unacc</text:p>
          </table:table-cell>
          <table:table-cell table:formula="of:=IF([.C50]=[.B50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51]=[.B51];0;1)" office:value-type="float" office:value="1" calcext:value-type="float">
            <text:p>1</text:p>
          </table:table-cell>
          <table:table-cell office:value-type="float" office:value="0.532" calcext:value-type="float">
            <text:p>0,53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unacc</text:p>
          </table:table-cell>
          <table:table-cell table:formula="of:=IF([.C52]=[.B52];0;1)" office:value-type="float" office:value="0" calcext:value-type="float">
            <text:p>0</text:p>
          </table:table-cell>
          <table:table-cell office:value-type="float" office:value="0.694" calcext:value-type="float">
            <text:p>0,69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unacc</text:p>
          </table:table-cell>
          <table:table-cell table:formula="of:=IF([.C53]=[.B53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unacc</text:p>
          </table:table-cell>
          <table:table-cell table:formula="of:=IF([.C54]=[.B54];0;1)" office:value-type="float" office:value="0" calcext:value-type="float">
            <text:p>0</text:p>
          </table:table-cell>
          <table:table-cell office:value-type="float" office:value="0.516" calcext:value-type="float">
            <text:p>0,51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unacc</text:p>
          </table:table-cell>
          <table:table-cell table:formula="of:=IF([.C55]=[.B55];0;1)" office:value-type="float" office:value="0" calcext:value-type="float">
            <text:p>0</text:p>
          </table:table-cell>
          <table:table-cell office:value-type="float" office:value="0.583" calcext:value-type="float">
            <text:p>0,58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unacc</text:p>
          </table:table-cell>
          <table:table-cell table:formula="of:=IF([.C56]=[.B5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unacc</text:p>
          </table:table-cell>
          <table:table-cell table:formula="of:=IF([.C57]=[.B57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unacc</text:p>
          </table:table-cell>
          <table:table-cell table:formula="of:=IF([.C58]=[.B58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unacc</text:p>
          </table:table-cell>
          <table:table-cell table:formula="of:=IF([.C59]=[.B5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unacc</text:p>
          </table:table-cell>
          <table:table-cell table:formula="of:=IF([.C60]=[.B60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unacc</text:p>
          </table:table-cell>
          <table:table-cell table:formula="of:=IF([.C61]=[.B61];0;1)" office:value-type="float" office:value="0" calcext:value-type="float">
            <text:p>0</text:p>
          </table:table-cell>
          <table:table-cell office:value-type="float" office:value="0.626" calcext:value-type="float">
            <text:p>0,62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unacc</text:p>
          </table:table-cell>
          <table:table-cell table:formula="of:=IF([.C62]=[.B62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63]=[.B63];0;1)" office:value-type="float" office:value="1" calcext:value-type="float">
            <text:p>1</text:p>
          </table:table-cell>
          <table:table-cell office:value-type="float" office:value="0.553" calcext:value-type="float">
            <text:p>0,55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unacc</text:p>
          </table:table-cell>
          <table:table-cell table:formula="of:=IF([.C64]=[.B64];0;1)" office:value-type="float" office:value="0" calcext:value-type="float">
            <text:p>0</text:p>
          </table:table-cell>
          <table:table-cell office:value-type="float" office:value="0.508" calcext:value-type="float">
            <text:p>0,50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unacc</text:p>
          </table:table-cell>
          <table:table-cell table:formula="of:=IF([.C65]=[.B65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unacc</text:p>
          </table:table-cell>
          <table:table-cell table:formula="of:=IF([.C66]=[.B66];0;1)" office:value-type="float" office:value="0" calcext:value-type="float">
            <text:p>0</text:p>
          </table:table-cell>
          <table:table-cell office:value-type="float" office:value="0.553" calcext:value-type="float">
            <text:p>0,55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unacc</text:p>
          </table:table-cell>
          <table:table-cell table:formula="of:=IF([.C67]=[.B67];0;1)" office:value-type="float" office:value="0" calcext:value-type="float">
            <text:p>0</text:p>
          </table:table-cell>
          <table:table-cell office:value-type="float" office:value="0.558" calcext:value-type="float">
            <text:p>0,5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unacc</text:p>
          </table:table-cell>
          <table:table-cell table:formula="of:=IF([.C68]=[.B68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69]=[.B69];0;1)" office:value-type="float" office:value="1" calcext:value-type="float">
            <text:p>1</text:p>
          </table:table-cell>
          <table:table-cell office:value-type="float" office:value="0.557" calcext:value-type="float">
            <text:p>0,55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unacc</text:p>
          </table:table-cell>
          <table:table-cell table:formula="of:=IF([.C70]=[.B70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unacc</text:p>
          </table:table-cell>
          <table:table-cell table:formula="of:=IF([.C71]=[.B7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unacc</text:p>
          </table:table-cell>
          <table:table-cell table:formula="of:=IF([.C72]=[.B72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unacc</text:p>
          </table:table-cell>
          <table:table-cell table:formula="of:=IF([.C73]=[.B73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unacc</text:p>
          </table:table-cell>
          <table:table-cell table:formula="of:=IF([.C74]=[.B74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75]=[.B75];0;1)" office:value-type="float" office:value="1" calcext:value-type="float">
            <text:p>1</text:p>
          </table:table-cell>
          <table:table-cell office:value-type="float" office:value="0.534" calcext:value-type="float">
            <text:p>0,53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76]=[.B76];0;1)" office:value-type="float" office:value="1" calcext:value-type="float">
            <text:p>1</text:p>
          </table:table-cell>
          <table:table-cell office:value-type="float" office:value="0.529" calcext:value-type="float">
            <text:p>0,529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unacc</text:p>
          </table:table-cell>
          <table:table-cell table:formula="of:=IF([.C77]=[.B77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78]=[.B78];0;1)" office:value-type="float" office:value="1" calcext:value-type="float">
            <text:p>1</text:p>
          </table:table-cell>
          <table:table-cell office:value-type="float" office:value="0.638" calcext:value-type="float">
            <text:p>0,63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unacc</text:p>
          </table:table-cell>
          <table:table-cell table:formula="of:=IF([.C79]=[.B79];0;1)" office:value-type="float" office:value="0" calcext:value-type="float">
            <text:p>0</text:p>
          </table:table-cell>
          <table:table-cell office:value-type="float" office:value="0.582" calcext:value-type="float">
            <text:p>0,58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unacc</text:p>
          </table:table-cell>
          <table:table-cell table:formula="of:=IF([.C80]=[.B80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81]=[.B81];0;1)" office:value-type="float" office:value="1" calcext:value-type="float">
            <text:p>1</text:p>
          </table:table-cell>
          <table:table-cell office:value-type="float" office:value="0.595" calcext:value-type="float">
            <text:p>0,59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82]=[.B82];0;1)" office:value-type="float" office:value="1" calcext:value-type="float">
            <text:p>1</text:p>
          </table:table-cell>
          <table:table-cell office:value-type="float" office:value="0.538" calcext:value-type="float">
            <text:p>0,538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unacc</text:p>
          </table:table-cell>
          <table:table-cell table:formula="of:=IF([.C83]=[.B8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unacc</text:p>
          </table:table-cell>
          <table:table-cell table:formula="of:=IF([.C84]=[.B84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unacc</text:p>
          </table:table-cell>
          <table:table-cell table:formula="of:=IF([.C85]=[.B85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unacc</text:p>
          </table:table-cell>
          <table:table-cell table:formula="of:=IF([.C86]=[.B86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unacc</text:p>
          </table:table-cell>
          <table:table-cell table:formula="of:=IF([.C87]=[.B87];0;1)" office:value-type="float" office:value="0" calcext:value-type="float">
            <text:p>0</text:p>
          </table:table-cell>
          <table:table-cell office:value-type="float" office:value="0.993" calcext:value-type="float">
            <text:p>0,99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unacc</text:p>
          </table:table-cell>
          <table:table-cell table:formula="of:=IF([.C88]=[.B88];0;1)" office:value-type="float" office:value="0" calcext:value-type="float">
            <text:p>0</text:p>
          </table:table-cell>
          <table:table-cell office:value-type="float" office:value="0.547" calcext:value-type="float">
            <text:p>0,54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unacc</text:p>
          </table:table-cell>
          <table:table-cell table:formula="of:=IF([.C89]=[.B89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90]=[.B90];0;1)" office:value-type="float" office:value="1" calcext:value-type="float">
            <text:p>1</text:p>
          </table:table-cell>
          <table:table-cell office:value-type="float" office:value="0.626" calcext:value-type="float">
            <text:p>0,62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91]=[.B91];0;1)" office:value-type="float" office:value="1" calcext:value-type="float">
            <text:p>1</text:p>
          </table:table-cell>
          <table:table-cell office:value-type="float" office:value="0.573" calcext:value-type="float">
            <text:p>0,57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unacc</text:p>
          </table:table-cell>
          <table:table-cell table:formula="of:=IF([.C92]=[.B92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93]=[.B93];0;1)" office:value-type="float" office:value="1" calcext:value-type="float">
            <text:p>1</text:p>
          </table:table-cell>
          <table:table-cell office:value-type="float" office:value="0.528" calcext:value-type="float">
            <text:p>0,52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94]=[.B94];0;1)" office:value-type="float" office:value="1" calcext:value-type="float">
            <text:p>1</text:p>
          </table:table-cell>
          <table:table-cell office:value-type="float" office:value="0.523" calcext:value-type="float">
            <text:p>0,52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unacc</text:p>
          </table:table-cell>
          <table:table-cell table:formula="of:=IF([.C95]=[.B95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96]=[.B96];0;1)" office:value-type="float" office:value="1" calcext:value-type="float">
            <text:p>1</text:p>
          </table:table-cell>
          <table:table-cell office:value-type="float" office:value="0.626" calcext:value-type="float">
            <text:p>0,62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unacc</text:p>
          </table:table-cell>
          <table:table-cell table:formula="of:=IF([.C97]=[.B97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unacc</text:p>
          </table:table-cell>
          <table:table-cell table:formula="of:=IF([.C98]=[.B98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unacc</text:p>
          </table:table-cell>
          <table:table-cell table:formula="of:=IF([.C99]=[.B99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unacc</text:p>
          </table:table-cell>
          <table:table-cell table:formula="of:=IF([.C100]=[.B100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unacc</text:p>
          </table:table-cell>
          <table:table-cell table:formula="of:=IF([.C101]=[.B101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102]=[.B102];0;1)" office:value-type="float" office:value="1" calcext:value-type="float">
            <text:p>1</text:p>
          </table:table-cell>
          <table:table-cell office:value-type="float" office:value="0.545" calcext:value-type="float">
            <text:p>0,54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103]=[.B103];0;1)"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unacc</text:p>
          </table:table-cell>
          <table:table-cell table:formula="of:=IF([.C104]=[.B104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105]=[.B105];0;1)" office:value-type="float" office:value="1" calcext:value-type="float">
            <text:p>1</text:p>
          </table:table-cell>
          <table:table-cell office:value-type="float" office:value="0.645" calcext:value-type="float">
            <text:p>0,64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unacc</text:p>
          </table:table-cell>
          <table:table-cell table:formula="of:=IF([.C106]=[.B106];0;1)" office:value-type="float" office:value="0" calcext:value-type="float">
            <text:p>0</text:p>
          </table:table-cell>
          <table:table-cell office:value-type="float" office:value="0.571" calcext:value-type="float">
            <text:p>0,57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unacc</text:p>
          </table:table-cell>
          <table:table-cell table:formula="of:=IF([.C107]=[.B107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108]=[.B108];0;1)" office:value-type="float" office:value="1" calcext:value-type="float">
            <text:p>1</text:p>
          </table:table-cell>
          <table:table-cell office:value-type="float" office:value="0.603" calcext:value-type="float">
            <text:p>0,603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109]=[.B109];0;1)" office:value-type="float" office:value="1" calcext:value-type="float">
            <text:p>1</text:p>
          </table:table-cell>
          <table:table-cell office:value-type="float" office:value="0.549" calcext:value-type="float">
            <text:p>0,54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unacc</text:p>
          </table:table-cell>
          <table:table-cell table:formula="of:=IF([.C110]=[.B11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unacc</text:p>
          </table:table-cell>
          <table:table-cell table:formula="of:=IF([.C111]=[.B111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unacc</text:p>
          </table:table-cell>
          <table:table-cell table:formula="of:=IF([.C112]=[.B112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unacc</text:p>
          </table:table-cell>
          <table:table-cell table:formula="of:=IF([.C113]=[.B11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unacc</text:p>
          </table:table-cell>
          <table:table-cell table:formula="of:=IF([.C114]=[.B114];0;1)" office:value-type="float" office:value="0" calcext:value-type="float">
            <text:p>0</text:p>
          </table:table-cell>
          <table:table-cell office:value-type="float" office:value="0.994" calcext:value-type="float">
            <text:p>0,99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unacc</text:p>
          </table:table-cell>
          <table:table-cell table:formula="of:=IF([.C115]=[.B115];0;1)" office:value-type="float" office:value="0" calcext:value-type="float">
            <text:p>0</text:p>
          </table:table-cell>
          <table:table-cell office:value-type="float" office:value="0.608" calcext:value-type="float">
            <text:p>0,60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unacc</text:p>
          </table:table-cell>
          <table:table-cell table:formula="of:=IF([.C116]=[.B116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acc</text:p>
          </table:table-cell>
          <table:table-cell table:formula="of:=IF([.C117]=[.B117];0;1)" office:value-type="float" office:value="0" calcext:value-type="float">
            <text:p>0</text:p>
          </table:table-cell>
          <table:table-cell office:value-type="float" office:value="0.553" calcext:value-type="float">
            <text:p>0,553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acc</text:p>
          </table:table-cell>
          <table:table-cell table:formula="of:=IF([.C118]=[.B118];0;1)" office:value-type="float" office:value="0" calcext:value-type="float">
            <text:p>0</text:p>
          </table:table-cell>
          <table:table-cell office:value-type="float" office:value="0.497" calcext:value-type="float">
            <text:p>0,497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unacc</text:p>
          </table:table-cell>
          <table:table-cell table:formula="of:=IF([.C119]=[.B119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unacc</text:p>
          </table:table-cell>
          <table:table-cell table:formula="of:=IF([.C120]=[.B120];0;1)" office:value-type="float" office:value="0" calcext:value-type="float">
            <text:p>0</text:p>
          </table:table-cell>
          <table:table-cell office:value-type="float" office:value="0.536" calcext:value-type="float">
            <text:p>0,53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unacc</text:p>
          </table:table-cell>
          <table:table-cell table:formula="of:=IF([.C121]=[.B121];0;1)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unacc</text:p>
          </table:table-cell>
          <table:table-cell table:formula="of:=IF([.C122]=[.B122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acc</text:p>
          </table:table-cell>
          <table:table-cell table:formula="of:=IF([.C123]=[.B123];0;1)" office:value-type="float" office:value="0" calcext:value-type="float">
            <text:p>0</text:p>
          </table:table-cell>
          <table:table-cell office:value-type="float" office:value="0.553" calcext:value-type="float">
            <text:p>0,553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unacc</text:p>
          </table:table-cell>
          <table:table-cell table:formula="of:=IF([.C124]=[.B124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unacc</text:p>
          </table:table-cell>
          <table:table-cell table:formula="of:=IF([.C125]=[.B12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unacc</text:p>
          </table:table-cell>
          <table:table-cell table:formula="of:=IF([.C126]=[.B126];0;1)" office:value-type="float" office:value="0" calcext:value-type="float">
            <text:p>0</text:p>
          </table:table-cell>
          <table:table-cell office:value-type="float" office:value="0.994" calcext:value-type="float">
            <text:p>0,99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unacc</text:p>
          </table:table-cell>
          <table:table-cell table:formula="of:=IF([.C127]=[.B127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unacc</text:p>
          </table:table-cell>
          <table:table-cell table:formula="of:=IF([.C128]=[.B128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acc</text:p>
          </table:table-cell>
          <table:table-cell table:formula="of:=IF([.C129]=[.B129];0;1)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unacc</text:p>
          </table:table-cell>
          <table:table-cell table:formula="of:=IF([.C130]=[.B130];0;1)" office:value-type="float" office:value="1" calcext:value-type="float">
            <text:p>1</text:p>
          </table:table-cell>
          <table:table-cell office:value-type="float" office:value="0.534" calcext:value-type="float">
            <text:p>0,53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unacc</text:p>
          </table:table-cell>
          <table:table-cell table:formula="of:=IF([.C131]=[.B131];0;1)" office:value-type="float" office:value="0" calcext:value-type="float">
            <text:p>0</text:p>
          </table:table-cell>
          <table:table-cell office:value-type="float" office:value="0.994" calcext:value-type="float">
            <text:p>0,99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acc</text:p>
          </table:table-cell>
          <table:table-cell table:formula="of:=IF([.C132]=[.B132];0;1)" office:value-type="float" office:value="0" calcext:value-type="float">
            <text:p>0</text:p>
          </table:table-cell>
          <table:table-cell office:value-type="float" office:value="0.629" calcext:value-type="float">
            <text:p>0,629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unacc</text:p>
          </table:table-cell>
          <table:table-cell table:formula="of:=IF([.C133]=[.B133];0;1)"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unacc</text:p>
          </table:table-cell>
          <table:table-cell table:formula="of:=IF([.C134]=[.B134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acc</text:p>
          </table:table-cell>
          <table:table-cell table:formula="of:=IF([.C135]=[.B135];0;1)" office:value-type="float" office:value="0" calcext:value-type="float">
            <text:p>0</text:p>
          </table:table-cell>
          <table:table-cell office:value-type="float" office:value="0.591" calcext:value-type="float">
            <text:p>0,59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acc</text:p>
          </table:table-cell>
          <table:table-cell table:formula="of:=IF([.C136]=[.B136];0;1)" office:value-type="float" office:value="0" calcext:value-type="float">
            <text:p>0</text:p>
          </table:table-cell>
          <table:table-cell office:value-type="float" office:value="0.543" calcext:value-type="float">
            <text:p>0,543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unacc</text:p>
          </table:table-cell>
          <table:table-cell table:formula="of:=IF([.C137]=[.B13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unacc</text:p>
          </table:table-cell>
          <table:table-cell table:formula="of:=IF([.C138]=[.B138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unacc</text:p>
          </table:table-cell>
          <table:table-cell table:formula="of:=IF([.C139]=[.B139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unacc</text:p>
          </table:table-cell>
          <table:table-cell table:formula="of:=IF([.C140]=[.B140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unacc</text:p>
          </table:table-cell>
          <table:table-cell table:formula="of:=IF([.C141]=[.B141];0;1)" office:value-type="float" office:value="0" calcext:value-type="float">
            <text:p>0</text:p>
          </table:table-cell>
          <table:table-cell office:value-type="float" office:value="0.991" calcext:value-type="float">
            <text:p>0,991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unacc</text:p>
          </table:table-cell>
          <table:table-cell table:formula="of:=IF([.C142]=[.B142];0;1)" office:value-type="float" office:value="0" calcext:value-type="float">
            <text:p>0</text:p>
          </table:table-cell>
          <table:table-cell office:value-type="float" office:value="0.529" calcext:value-type="float">
            <text:p>0,529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unacc</text:p>
          </table:table-cell>
          <table:table-cell table:formula="of:=IF([.C143]=[.B143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acc</text:p>
          </table:table-cell>
          <table:table-cell table:formula="of:=IF([.C144]=[.B144];0;1)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acc</text:p>
          </table:table-cell>
          <table:table-cell table:formula="of:=IF([.C145]=[.B145];0;1)" office:value-type="float" office:value="0" calcext:value-type="float">
            <text:p>0</text:p>
          </table:table-cell>
          <table:table-cell office:value-type="float" office:value="0.577" calcext:value-type="float">
            <text:p>0,57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unacc</text:p>
          </table:table-cell>
          <table:table-cell table:formula="of:=IF([.C146]=[.B146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acc</text:p>
          </table:table-cell>
          <table:table-cell table:formula="of:=IF([.C147]=[.B147];0;1)" office:value-type="float" office:value="0" calcext:value-type="float">
            <text:p>0</text:p>
          </table:table-cell>
          <table:table-cell office:value-type="float" office:value="0.534" calcext:value-type="float">
            <text:p>0,534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acc</text:p>
          </table:table-cell>
          <table:table-cell table:formula="of:=IF([.C148]=[.B148];0;1)" office:value-type="float" office:value="0" calcext:value-type="float">
            <text:p>0</text:p>
          </table:table-cell>
          <table:table-cell office:value-type="float" office:value="0.528" calcext:value-type="float">
            <text:p>0,528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unacc</text:p>
          </table:table-cell>
          <table:table-cell table:formula="of:=IF([.C149]=[.B149];0;1)" office:value-type="float" office:value="0" calcext:value-type="float">
            <text:p>0</text:p>
          </table:table-cell>
          <table:table-cell office:value-type="float" office:value="0.994" calcext:value-type="float">
            <text:p>0,994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acc</text:p>
          </table:table-cell>
          <table:table-cell table:formula="of:=IF([.C150]=[.B150];0;1)" office:value-type="float" office:value="0" calcext:value-type="float">
            <text:p>0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unacc</text:p>
          </table:table-cell>
          <table:table-cell table:formula="of:=IF([.C151]=[.B151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unacc</text:p>
          </table:table-cell>
          <table:table-cell table:formula="of:=IF([.C152]=[.B152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unacc</text:p>
          </table:table-cell>
          <table:table-cell table:formula="of:=IF([.C153]=[.B153];0;1)" office:value-type="float" office:value="0" calcext:value-type="float">
            <text:p>0</text:p>
          </table:table-cell>
          <table:table-cell office:value-type="float" office:value="0.993" calcext:value-type="float">
            <text:p>0,993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unacc</text:p>
          </table:table-cell>
          <table:table-cell table:formula="of:=IF([.C154]=[.B154];0;1)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unacc</text:p>
          </table:table-cell>
          <table:table-cell table:formula="of:=IF([.C155]=[.B155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acc</text:p>
          </table:table-cell>
          <table:table-cell table:formula="of:=IF([.C156]=[.B156];0;1)" office:value-type="float" office:value="0" calcext:value-type="float">
            <text:p>0</text:p>
          </table:table-cell>
          <table:table-cell office:value-type="float" office:value="0.551" calcext:value-type="float">
            <text:p>0,551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acc</text:p>
          </table:table-cell>
          <table:table-cell table:formula="of:=IF([.C157]=[.B157];0;1)" office:value-type="float" office:value="0" calcext:value-type="float">
            <text:p>0</text:p>
          </table:table-cell>
          <table:table-cell office:value-type="float" office:value="0.545" calcext:value-type="float">
            <text:p>0,54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unacc</text:p>
          </table:table-cell>
          <table:table-cell table:formula="of:=IF([.C158]=[.B158];0;1)" office:value-type="float" office:value="0" calcext:value-type="float">
            <text:p>0</text:p>
          </table:table-cell>
          <table:table-cell office:value-type="float" office:value="0.994" calcext:value-type="float">
            <text:p>0,99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acc</text:p>
          </table:table-cell>
          <table:table-cell table:formula="of:=IF([.C159]=[.B159];0;1)" office:value-type="float" office:value="0" calcext:value-type="float">
            <text:p>0</text:p>
          </table:table-cell>
          <table:table-cell office:value-type="float" office:value="0.631" calcext:value-type="float">
            <text:p>0,631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unacc</text:p>
          </table:table-cell>
          <table:table-cell table:formula="of:=IF([.C160]=[.B160];0;1)" office:value-type="float" office:value="0" calcext:value-type="float">
            <text:p>0</text:p>
          </table:table-cell>
          <table:table-cell office:value-type="float" office:value="0.552" calcext:value-type="float">
            <text:p>0,552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unacc</text:p>
          </table:table-cell>
          <table:table-cell table:formula="of:=IF([.C161]=[.B161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acc</text:p>
          </table:table-cell>
          <table:table-cell table:formula="of:=IF([.C162]=[.B162];0;1)" office:value-type="float" office:value="0" calcext:value-type="float">
            <text:p>0</text:p>
          </table:table-cell>
          <table:table-cell office:value-type="float" office:value="0.596" calcext:value-type="float">
            <text:p>0,596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acc</text:p>
          </table:table-cell>
          <table:table-cell table:formula="of:=IF([.C163]=[.B163];0;1)" office:value-type="float" office:value="0" calcext:value-type="float">
            <text:p>0</text:p>
          </table:table-cell>
          <table:table-cell office:value-type="float" office:value="0.554" calcext:value-type="float">
            <text:p>0,554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unacc</text:p>
          </table:table-cell>
          <table:table-cell table:formula="of:=IF([.C164]=[.B164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unacc</text:p>
          </table:table-cell>
          <table:table-cell table:formula="of:=IF([.C165]=[.B165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unacc</text:p>
          </table:table-cell>
          <table:table-cell table:formula="of:=IF([.C166]=[.B166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unacc</text:p>
          </table:table-cell>
          <table:table-cell table:formula="of:=IF([.C167]=[.B16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unacc</text:p>
          </table:table-cell>
          <table:table-cell table:formula="of:=IF([.C168]=[.B168];0;1)" office:value-type="float" office:value="0" calcext:value-type="float">
            <text:p>0</text:p>
          </table:table-cell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unacc</text:p>
          </table:table-cell>
          <table:table-cell table:formula="of:=IF([.C169]=[.B169];0;1)"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unacc</text:p>
          </table:table-cell>
          <table:table-cell table:formula="of:=IF([.C170]=[.B170];0;1)" office:value-type="float" office:value="0" calcext:value-type="float">
            <text:p>0</text:p>
          </table:table-cell>
          <table:table-cell office:value-type="float" office:value="0.997" calcext:value-type="float">
            <text:p>0,99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acc</text:p>
          </table:table-cell>
          <table:table-cell table:formula="of:=IF([.C171]=[.B171];0;1)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acc</text:p>
          </table:table-cell>
          <table:table-cell office:value-type="string" calcext:value-type="string">
            <text:p>acc</text:p>
          </table:table-cell>
          <table:table-cell table:formula="of:=IF([.C172]=[.B172];0;1)" office:value-type="float" office:value="1" calcext:value-type="float">
            <text:p>1</text:p>
          </table:table-cell>
          <table:table-cell office:value-type="float" office:value="0.532" calcext:value-type="float">
            <text:p>0,532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unacc</text:p>
          </table:table-cell>
          <table:table-cell table:formula="of:=IF([.C173]=[.B173];0;1)" office:value-type="float" office:value="0" calcext:value-type="float">
            <text:p>0</text:p>
          </table:table-cell>
          <table:table-cell office:value-type="float" office:value="0.998" calcext:value-type="float">
            <text:p>0,998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unacc</text:p>
          </table:table-cell>
          <table:table-cell table:formula="of:=IF([.C174]=[.B174];0;1)" office:value-type="float" office:value="0" calcext:value-type="float">
            <text:p>0</text:p>
          </table:table-cell>
          <table:table-cell office:value-type="float" office:value="0.579" calcext:value-type="float">
            <text:p>0,579</text:p>
          </table:table-cell>
          <table:table-cell table:number-columns-repeated="5"/>
        </table:table-row>
        <table:table-row table:style-name="ro1" table:number-rows-repeated="10484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16:51:01.735698519</dc:date>
    <meta:editing-duration>PT3M22S</meta:editing-duration>
    <meta:editing-cycles>1</meta:editing-cycles>
    <meta:document-statistic meta:table-count="2" meta:cell-count="1752" meta:object-count="0"/>
    <meta:generator>LibreOffice/5.1.6.2$Linux_X86_64 LibreOffice_project/10m0$Build-2</meta:generator>
  </office:meta>
</office:document-meta>
</file>